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2-10T08:09:49" calcext:value-type="date">
            <text:p>2022-02-10 08:09:49</text:p>
          </table:table-cell>
          <table:table-cell table:style-name="ce22" office:value-type="date" office:date-value="2022-02-10" calcext:value-type="date">
            <text:p>2022-02-10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8H09M49S" calcext:value-type="time">
            <text:p>08:09:49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2-10T08:09:49" calcext:value-type="date">
            <text:p>2022-02-10 08:09:49</text:p>
          </table:table-cell>
          <table:table-cell table:style-name="ce23" office:value-type="date" office:date-value="2022-02-10" calcext:value-type="date">
            <text:p>2022-02-10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0H09M49S" calcext:value-type="time">
            <text:p>20:09:49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2-10T08:09:49" calcext:value-type="date">
            <text:p>2022-02-10 08:09:49</text:p>
          </table:table-cell>
          <table:table-cell table:style-name="ce24" office:value-type="date" office:date-value="2022-02-10" calcext:value-type="date">
            <text:p>2022-02-10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8H09M49S" calcext:value-type="time">
            <text:p>08:09:49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2-10T08:09:49" calcext:value-type="date">
            <text:p>2022-02-10 08:09:49</text:p>
          </table:table-cell>
          <table:table-cell table:style-name="ce25" office:value-type="date" office:date-value="2022-02-10" calcext:value-type="date">
            <text:p>2022-02-10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0H09M49S" calcext:value-type="time">
            <text:p>20:09:49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2-10T08:09:49" calcext:value-type="date">
            <text:p>2022-02-10 08:09:49</text:p>
          </table:table-cell>
          <table:table-cell table:style-name="ce26" office:value-type="date" office:date-value="2022-02-10" calcext:value-type="date">
            <text:p>2022-02-10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8H09M49S" calcext:value-type="time">
            <text:p>08:09:49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2-10T08:09:49" calcext:value-type="date">
            <text:p>2022-02-10 08:09:49</text:p>
          </table:table-cell>
          <table:table-cell table:style-name="ce27" office:value-type="date" office:date-value="2022-02-10" calcext:value-type="date">
            <text:p>2022-02-10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0H09M50S" calcext:value-type="time">
            <text:p>20:09:50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2-10T08:09:50" calcext:value-type="date">
            <text:p>2022-02-10 08:09:50</text:p>
          </table:table-cell>
          <table:table-cell table:style-name="ce28" office:value-type="date" office:date-value="2022-02-10" calcext:value-type="date">
            <text:p>2022-02-10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8H09M50S" calcext:value-type="time">
            <text:p>08:09:50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2-10T08:09:50" calcext:value-type="date">
            <text:p>2022-02-10 08:09:50</text:p>
          </table:table-cell>
          <table:table-cell table:style-name="ce29" office:value-type="date" office:date-value="2022-02-10" calcext:value-type="date">
            <text:p>2022-02-10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0H09M50S" calcext:value-type="time">
            <text:p>20:09:50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2-10T08:09:50" calcext:value-type="date">
            <text:p>2022-02-10 08:09:50</text:p>
          </table:table-cell>
          <table:table-cell table:style-name="ce30" office:value-type="date" office:date-value="2022-02-10" calcext:value-type="date">
            <text:p>2022-02-10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8H09M50S" calcext:value-type="time">
            <text:p>08:09:50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2-10T08:09:50" calcext:value-type="date">
            <text:p>2022-02-10 08:09:50</text:p>
          </table:table-cell>
          <table:table-cell table:style-name="ce31" office:value-type="date" office:date-value="2022-02-10" calcext:value-type="date">
            <text:p>2022-02-10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0H09M50S" calcext:value-type="time">
            <text:p>20:09:50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2-10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6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3.507914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90" calcext:value-type="float">
            <text:p>290</text:p>
          </table:table-cell>
          <table:table-cell office:value-type="float" office:value="1.386754" calcext:value-type="float">
            <text:p>1,39</text:p>
          </table:table-cell>
          <table:table-cell office:value-type="float" office:value="0.00477495890410959" calcext:value-type="float">
            <text:p>0,004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078363" calcext:value-type="float">
            <text:p>0,08</text:p>
          </table:table-cell>
          <table:table-cell office:value-type="float" office:value="0.0078363" calcext:value-type="float">
            <text:p>0,0078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016481" calcext:value-type="float">
            <text:p>0,02</text:p>
          </table:table-cell>
          <table:table-cell office:value-type="float" office:value="0.002060125" calcext:value-type="float">
            <text:p>0,0020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047643" calcext:value-type="float">
            <text:p>0,05</text:p>
          </table:table-cell>
          <table:table-cell office:value-type="float" office:value="0.0095286" calcext:value-type="float">
            <text:p>0,009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134488" calcext:value-type="float">
            <text:p>0,13</text:p>
          </table:table-cell>
          <table:table-cell office:value-type="float" office:value="0.067244" calcext:value-type="float">
            <text:p>0,067244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5" calcext:value-type="float">
            <text:p>315</text:p>
          </table:table-cell>
          <table:table-cell table:style-name="ce87" table:formula="of:=SUM([.C4:.C8])" office:value-type="float" office:value="1.663729" calcext:value-type="float">
            <text:p>1,66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08:09:48.7541978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08:09:47</meta:creation-date>
    <meta:generator>LibreOffice/7.2.5.2.0$Linux_X86_64 LibreOffice_project/20$Build-2</meta:generator>
    <meta:editing-duration>PT2S</meta:editing-duration>
    <meta:editing-cycles>2</meta:editing-cycles>
    <meta:initial-creator>Turulomio</meta:initial-creator>
    <dc:description>This file have been generated with UnoGenerator-0.18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2-02-10T08:09:51.546527869</dc:date>
    <dc:title>Ejemplo ODS con UnoGenerator</dc:title>
    <meta:document-statistic meta:table-count="5" meta:cell-count="318" meta:object-count="0"/>
  </office:meta>
</office:document-meta>
</file>